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 style:data-style-name="N0">
      <style:table-cell-properties fo:padding="0in" fo:border="none"/>
    </style:style>
    <style:style style:name="Education.B1" style:family="table-cell">
      <style:table-cell-properties fo:padding="0in" fo:border="none"/>
    </style:style>
    <style:style style:name="Education.B2" style:family="table-cell">
      <style:table-cell-properties fo:padding="0in" fo:border="none"/>
    </style:style>
    <style:style style:name="Education.B3" style:family="table-cell">
      <style:table-cell-properties fo:padding="0in" fo:border="none"/>
    </style:style>
    <style:style style:name="Education.4" style:family="table-row">
      <style:table-row-properties style:min-row-height="0.1563in"/>
    </style:style>
    <style:style style:name="Education.B4" style:family="table-cell">
      <style:table-cell-properties fo:padding="0in" fo:border="none"/>
    </style:style>
    <style:style style:name="Skills" style:family="table">
      <style:table-properties style:width="7.7174in" fo:margin-left="0in" fo:margin-right="-0.0049in" table:align="margins"/>
    </style:style>
    <style:style style:name="Skills.A" style:family="table-column">
      <style:table-column-properties style:column-width="1.125in" style:rel-column-width="9553*"/>
    </style:style>
    <style:style style:name="Skills.B" style:family="table-column">
      <style:table-column-properties style:column-width="6.5924in" style:rel-column-width="55982*"/>
    </style:style>
    <style:style style:name="Skills.A1" style:family="table-cell">
      <style:table-cell-properties fo:padding="0in" fo:border="none"/>
    </style:style>
    <style:style style:name="Skills.8" style:family="table-row">
      <style:table-row-properties style:min-row-height="0.1688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officeooo:rsid="00718f9b" officeooo:paragraph-rsid="00718f9b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718f9b" officeooo:paragraph-rsid="00718f9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096a7a" officeooo:paragraph-rsid="01096a7a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7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3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4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Palatino Linotype" fo:font-size="10pt" style:font-size-asian="10pt" style:font-size-complex="10pt"/>
    </style:style>
    <style:style style:name="T5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6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9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transparent" loext:char-shading-value="0"/>
    </style:style>
    <style:style style:name="T13" style:family="text">
      <style:text-properties fo:color="#000000" officeooo:rsid="0096fde9" fo:background-color="transparent" loext:char-shading-value="0"/>
    </style:style>
    <style:style style:name="T1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1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officeooo:rsid="001f3999"/>
    </style:style>
    <style:style style:name="T24" style:family="text">
      <style:text-properties officeooo:rsid="001f533b"/>
    </style:style>
    <style:style style:name="T25" style:family="text">
      <style:text-properties officeooo:rsid="0026f121"/>
    </style:style>
    <style:style style:name="T26" style:family="text">
      <style:text-properties officeooo:rsid="002922b2"/>
    </style:style>
    <style:style style:name="T27" style:family="text">
      <style:text-properties officeooo:rsid="002b529c"/>
    </style:style>
    <style:style style:name="T28" style:family="text">
      <style:text-properties officeooo:rsid="002d44a7"/>
    </style:style>
    <style:style style:name="T29" style:family="text">
      <style:text-properties officeooo:rsid="00310b77"/>
    </style:style>
    <style:style style:name="T30" style:family="text">
      <style:text-properties officeooo:rsid="00354f96"/>
    </style:style>
    <style:style style:name="T31" style:family="text">
      <style:text-properties officeooo:rsid="0045b6a4"/>
    </style:style>
    <style:style style:name="T32" style:family="text">
      <style:text-properties officeooo:rsid="004bc635"/>
    </style:style>
    <style:style style:name="T33" style:family="text">
      <style:text-properties officeooo:rsid="00546bc0"/>
    </style:style>
    <style:style style:name="T34" style:family="text">
      <style:text-properties officeooo:rsid="00583f4a"/>
    </style:style>
    <style:style style:name="T35" style:family="text">
      <style:text-properties officeooo:rsid="005da7c2"/>
    </style:style>
    <style:style style:name="T36" style:family="text">
      <style:text-properties officeooo:rsid="00607930"/>
    </style:style>
    <style:style style:name="T37" style:family="text">
      <style:text-properties officeooo:rsid="0062f05c"/>
    </style:style>
    <style:style style:name="T38" style:family="text">
      <style:text-properties officeooo:rsid="0067aaba"/>
    </style:style>
    <style:style style:name="T39" style:family="text">
      <style:text-properties officeooo:rsid="006967fa"/>
    </style:style>
    <style:style style:name="T40" style:family="text">
      <style:text-properties officeooo:rsid="0074ed6a"/>
    </style:style>
    <style:style style:name="T41" style:family="text">
      <style:text-properties officeooo:rsid="00852e33"/>
    </style:style>
    <style:style style:name="T42" style:family="text">
      <style:text-properties officeooo:rsid="00867cbb"/>
    </style:style>
    <style:style style:name="T43" style:family="text">
      <style:text-properties officeooo:rsid="0087c0e9"/>
    </style:style>
    <style:style style:name="T44" style:family="text">
      <style:text-properties officeooo:rsid="0088d114"/>
    </style:style>
    <style:style style:name="T45" style:family="text">
      <style:text-properties officeooo:rsid="008bcb31"/>
    </style:style>
    <style:style style:name="T46" style:family="text">
      <style:text-properties officeooo:rsid="008f96fd"/>
    </style:style>
    <style:style style:name="T47" style:family="text">
      <style:text-properties officeooo:rsid="00944f62"/>
    </style:style>
    <style:style style:name="T48" style:family="text">
      <style:text-properties officeooo:rsid="00c1f480"/>
    </style:style>
    <style:style style:name="T49" style:family="text">
      <style:text-properties officeooo:rsid="00c38da0"/>
    </style:style>
    <style:style style:name="T50" style:family="text">
      <style:text-properties fo:font-style="normal" officeooo:rsid="00c69759" style:font-style-asian="normal" style:font-style-complex="normal"/>
    </style:style>
    <style:style style:name="T51" style:family="text">
      <style:text-properties fo:font-style="normal" officeooo:rsid="00c8cfcb" style:font-style-asian="normal" style:font-style-complex="normal"/>
    </style:style>
    <style:style style:name="T52" style:family="text">
      <style:text-properties officeooo:rsid="00c44415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2979bd"/>
    </style:style>
    <style:style style:name="T55" style:family="text">
      <style:text-properties style:text-underline-style="solid" style:text-underline-width="auto" style:text-underline-color="font-color" officeooo:rsid="00c1f480"/>
    </style:style>
    <style:style style:name="T56" style:family="text">
      <style:text-properties style:text-underline-style="solid" style:text-underline-width="auto" style:text-underline-color="font-color" officeooo:rsid="01096a7a"/>
    </style:style>
    <style:style style:name="T57" style:family="text">
      <style:text-properties style:text-underline-style="solid" style:text-underline-width="auto" style:text-underline-color="font-color" officeooo:rsid="013dee83"/>
    </style:style>
    <style:style style:name="T58" style:family="text">
      <style:text-properties officeooo:rsid="00ec0be4"/>
    </style:style>
    <style:style style:name="T59" style:family="text">
      <style:text-properties officeooo:rsid="00ffecf3"/>
    </style:style>
    <style:style style:name="T60" style:family="text">
      <style:text-properties officeooo:rsid="0101cbb6"/>
    </style:style>
    <style:style style:name="T61" style:family="text">
      <style:text-properties officeooo:rsid="010620d6"/>
    </style:style>
    <style:style style:name="T62" style:family="text">
      <style:text-properties officeooo:rsid="0108c802"/>
    </style:style>
    <style:style style:name="T63" style:family="text">
      <style:text-properties officeooo:rsid="01096a7a"/>
    </style:style>
    <style:style style:name="T64" style:family="text">
      <style:text-properties officeooo:rsid="010bced1"/>
    </style:style>
    <style:style style:name="T65" style:family="text">
      <style:text-properties officeooo:rsid="010cc294"/>
    </style:style>
    <style:style style:name="T66" style:family="text">
      <style:text-properties officeooo:rsid="011e084e"/>
    </style:style>
    <style:style style:name="T67" style:family="text">
      <style:text-properties officeooo:rsid="012078fb"/>
    </style:style>
    <style:style style:name="T68" style:family="text">
      <style:text-properties officeooo:rsid="01235414"/>
    </style:style>
    <style:style style:name="T69" style:family="text">
      <style:text-properties fo:background-color="transparent" loext:char-shading-value="0"/>
    </style:style>
    <style:style style:name="T70" style:family="text">
      <style:text-properties officeooo:rsid="01235414" fo:background-color="transparent" loext:char-shading-value="0"/>
    </style:style>
    <style:style style:name="T71" style:family="text">
      <style:text-properties officeooo:rsid="01283034" fo:background-color="transparent" loext:char-shading-value="0"/>
    </style:style>
    <style:style style:name="T72" style:family="text">
      <style:text-properties officeooo:rsid="013f9640" fo:background-color="transparent" loext:char-shading-value="0"/>
    </style:style>
    <style:style style:name="T73" style:family="text">
      <style:text-properties officeooo:rsid="01294f5b"/>
    </style:style>
    <style:style style:name="T74" style:family="text">
      <style:text-properties officeooo:rsid="01344cbe"/>
    </style:style>
    <style:style style:name="T75" style:family="text">
      <style:text-properties officeooo:rsid="0134befc"/>
    </style:style>
    <style:style style:name="T76" style:family="text">
      <style:text-properties officeooo:rsid="0136ba4e"/>
    </style:style>
    <style:style style:name="T77" style:family="text">
      <style:text-properties officeooo:rsid="013f9640"/>
    </style:style>
    <style:style style:name="T78" style:family="text">
      <style:text-properties fo:font-variant="normal" fo:text-transform="none" fo:color="#000000" fo:letter-spacing="normal"/>
    </style:style>
    <style:style style:name="T79" style:family="text">
      <style:text-properties officeooo:rsid="01415871"/>
    </style:style>
    <style:style style:name="T80" style:family="text">
      <style:text-properties officeooo:rsid="0143c357"/>
    </style:style>
    <style:style style:name="T81" style:family="text">
      <style:text-properties officeooo:rsid="0146d67b"/>
    </style:style>
    <style:style style:name="T82" style:family="text">
      <style:text-properties officeooo:rsid="014a8339"/>
    </style:style>
    <style:style style:name="T83" style:family="text">
      <style:text-properties officeooo:rsid="014d9a6d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0c0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cv<text:span text:style-name="T62">256</text:span>@minorgordon.net</text:p>
            <text:p text:style-name="P49"><text:a xlink:type="simple" xlink:href="http://mg4.consulting/" text:style-name="Internet_20_link" text:visited-style-name="Visited_20_Internet_20_Link"><text:span text:style-name="T9">http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4">74114</text:span></text:p>
          </table:table-cell>
        </table:table-row>
      </table:table>
      <text:p text:style-name="P4"/>
      <text:p text:style-name="P1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>
            <text:p text:style-name="P12"/>
          </table:table-cell>
          <table:table-cell table:style-name="Education.B3" office:value-type="string">
            <text:p text:style-name="P78">Education</text:p>
          </table:table-cell>
        </table:table-row>
        <table:table-row>
          <table:table-cell table:style-name="Education.A1" office:value-type="float" office:value="2009">
            <text:p text:style-name="P16">2009</text:p>
          </table:table-cell>
          <table:table-cell table:style-name="Education.B3" office:value-type="string">
            <text:p text:style-name="P90"><text:span text:style-name="T1">Ph.D., Computer Science</text:span><text:span text:style-name="T2">,</text:span><text:span text:style-name="T1"> </text:span>University of Cambridge</text:p>
            <text:list xml:id="list209952317375010231" text:style-name="L1">
              <text:list-item>
                <text:p text:style-name="P102"><text:span text:style-name="T3">Dissertation: </text:span><text:a xlink:type="simple" xlink:href="http://www.cl.cam.ac.uk/techreports/UCAM-CL-TR-781.pdf" text:style-name="Internet_20_link" text:visited-style-name="Visited_20_Internet_20_Link"><text:span text:style-name="T8">Stage scheduling for CPU-intensive servers</text:span></text:a></text:p>
              </text:list-item>
            </text:list>
          </table:table-cell>
        </table:table-row>
        <table:table-row>
          <table:table-cell table:style-name="Education.A1" office:value-type="float" office:value="2005">
            <text:p text:style-name="P16">2005</text:p>
          </table:table-cell>
          <table:table-cell table:style-name="Education.B3" office:value-type="string">
            <text:p text:style-name="P90"><text:span text:style-name="T1">Diplom Informatiker</text:span><text:span text:style-name="T2">,</text:span><text:span text:style-name="T1"> </text:span>Technische Universität Berlin</text:p>
            <text:list xml:id="list6528178245224652828" text:style-name="L2">
              <text:list-item>
                <text:p text:style-name="P103"><text:span text:style-name="T4">Diplomarbeit: </text:span><text:a xlink:type="simple" xlink:href="http://kbs.cs.tu-berlin.de/theses/diplomarbeiten/da_abgeschlossen/gordon.htm" text:style-name="Internet_20_link" text:visited-style-name="Visited_20_Internet_20_Link"><text:span text:style-name="T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1" office:value-type="float" office:value="2003">
            <text:p text:style-name="P16">2003</text:p>
          </table:table-cell>
          <table:table-cell table:style-name="Education.B4" office:value-type="string">
            <text:p text:style-name="P7"><text:span text:style-name="T1">B.Sc., Computer Science</text:span><text:span text:style-name="T2">,</text:span><text:span text:style-name="T1"> </text:span>Oklahoma State University</text:p>
          </table:table-cell>
        </table:table-row>
      </table:table>
      <text:p text:style-name="P1"/>
      <text:p text:style-name="P1"/>
      <table:table table:name="Skills" table:style-name="Skills">
        <table:table-column table:style-name="Skills.A"/>
        <table:table-column table:style-name="Skills.B"/>
        <table:table-row>
          <table:table-cell table:style-name="Skills.A1" office:value-type="string">
            <text:p text:style-name="P12"/>
          </table:table-cell>
          <table:table-cell table:style-name="Skills.A1" office:value-type="string">
            <text:p text:style-name="P79"><text:span text:style-name="T82">Computer </text:span>Skills </text:p>
          </table:table-cell>
        </table:table-row>
        <table:table-row>
          <table:table-cell table:style-name="Skills.A1" office:value-type="string">
            <text:p text:style-name="P12">Languages</text:p>
          </table:table-cell>
          <table:table-cell table:style-name="Skills.A1" office:value-type="string">
            <text:p text:style-name="P7">English (native); German (fluent)</text:p>
          </table:table-cell>
        </table:table-row>
        <table:table-row>
          <table:table-cell table:style-name="Skills.A1" office:value-type="string">
            <text:p text:style-name="P12">Programming</text:p>
          </table:table-cell>
          <table:table-cell table:style-name="Skills.A1" office:value-type="string">
            <text:p text:style-name="P101">Java; <text:span text:style-name="T29">Python; TypeScript; C; </text:span>C++; SQL; <text:span text:style-name="T63">C#; </text:span>JavaScript</text:p>
          </table:table-cell>
        </table:table-row>
        <table:table-row>
          <table:table-cell table:style-name="Skills.A1" office:value-type="string">
            <text:p text:style-name="P12">Frameworks</text:p>
          </table:table-cell>
          <table:table-cell table:style-name="Skills.A1" office:value-type="string">
            <text:p text:style-name="P7">Thrift; Protobufs; Guice; <text:span text:style-name="T28">Guava;</text:span> Shiro; jQuery; <text:span text:style-name="T39">Bootstrap; Knockout.js; Backbone.js</text:span></text:p>
          </table:table-cell>
        </table:table-row>
        <table:table-row>
          <table:table-cell table:style-name="Skills.A1" office:value-type="string">
            <text:p text:style-name="P12">Databases</text:p>
          </table:table-cell>
          <table:table-cell table:style-name="Skills.A1" office:value-type="string">
            <text:p text:style-name="P8"><text:span text:style-name="T34">ElasticSearch; </text:span>MongoDB; <text:span text:style-name="T34">Redis; SQLite; H2; SQL Server</text:span></text:p>
          </table:table-cell>
        </table:table-row>
        <table:table-row>
          <table:table-cell table:style-name="Skills.A1" office:value-type="string">
            <text:p text:style-name="P12">Platforms</text:p>
          </table:table-cell>
          <table:table-cell table:style-name="Skills.A1" office:value-type="string">
            <text:p text:style-name="P7">Windows; Debian- <text:span text:style-name="T85">and</text:span> RedHat-based Linux; OS X</text:p>
          </table:table-cell>
        </table:table-row>
        <table:table-row>
          <table:table-cell table:style-name="Skills.A1" office:value-type="string">
            <text:p text:style-name="P12">IDEs and tool<text:span text:style-name="T40">s</text:span></text:p>
          </table:table-cell>
          <table:table-cell table:style-name="Skills.A1" office:value-type="string">
            <text:p text:style-name="P7"><text:span text:style-name="T84">Visual Studio; Eclipse; IntelliJ; Visual Studio Code; </text:span>Maven; CMake</text:p>
          </table:table-cell>
        </table:table-row>
        <table:table-row table:style-name="Skills.8">
          <table:table-cell table:style-name="Skills.A1" office:value-type="string">
            <text:p text:style-name="P12">Revision control</text:p>
          </table:table-cell>
          <table:table-cell table:style-name="Skills.A1" office:value-type="string">
            <text:p text:style-name="P7">Git; Subversion</text:p>
          </table:table-cell>
        </table:table-row>
      </table:table>
      <text:p text:style-name="P1"/>
      <text:p text:style-name="P1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8">Commercial Projects</text:p>
          </table:table-cell>
        </table:table-row>
        <table:table-row>
          <table:table-cell table:style-name="WorkExperience.A1" office:value-type="string">
            <text:p text:style-name="P48"><text:span text:style-name="T81">6/2017</text:span> – <text:span text:style-name="T75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</text:span><text:span text:style-name="T22">Motivated Cognition</text:span></text:p>
            <text:p text:style-name="P59"><text:span text:style-name="T72">Brian Silston</text:span><text:span text:style-name="T69"> / </text:span><text:span text:style-name="T72">New York, NY USA and remote</text:span></text:p>
            <text:p text:style-name="P104">Motivated Cognition is a psychology research experiment investigating the effects of cognitive bias in our consumption of information online.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85"><text:span text:style-name="T77">Created a complete web application from a high-level specification, using TypeScript, Bootstrap, Knockout.js, and webpack on the frontend; Java with micro</text:span>services, <text:span text:style-name="T80">YAML configuration, and MongoDB persistence on the backend; Jenkins continuous integration; and Docker deployment</text:span></text:p>
            <text:p text:style-name="P86">G<text:span text:style-name="T78">enerated code for models and services in TypeScript and Java</text:span></text:p>
            <text:p text:style-name="P73">Integrated <text:span text:style-name="T79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7"><text:span text:style-name="T58">4</text:span>/201<text:span text:style-name="T68">6</text:span> – <text:span text:style-name="T75">ongoing</text:span></text:p>
            <text:p text:style-name="P40">Part-time</text:p>
          </table:table-cell>
          <table:table-cell table:style-name="WorkExperience.A1" office:value-type="string">
            <text:p text:style-name="P71"><text:span text:style-name="T21">F</text:span><text:span text:style-name="T17">ull-stack development for Polygon Analytics</text:span></text:p>
            <text:p text:style-name="P59"><text:span text:style-name="T70">Polygon Analytics Ltd.</text:span><text:span text:style-name="T69"> / </text:span><text:span text:style-name="T71">Edinburgh</text:span><text:span text:style-name="T69">, </text:span><text:span text:style-name="T70">UK</text:span><text:span text:style-name="T69"> </text:span><text:span text:style-name="T72">(</text:span><text:span text:style-name="T69">remote </text:span><text:span text:style-name="T72">only)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72"><text:span text:style-name="T73">Designed and implemented proprietary software </text:span>in <text:span text:style-name="T76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3">9/2014 – ongoing</text:p>
            <text:p text:style-name="P38">Part-time</text:p>
          </table:table-cell>
          <table:table-cell table:style-name="WorkExperience.A1" office:value-type="string">
            <text:p text:style-name="P96"><text:span text:style-name="T19">Software architecture and backend development for the </text:span><text:a xlink:type="simple" xlink:href="https://notablist.com/" text:style-name="Internet_20_link" text:visited-style-name="Visited_20_Internet_20_Link"><text:span text:style-name="T18">Notablist</text:span></text:a><text:span text:style-name="T14"> </text:span><text:span text:style-name="T15">email </text:span><text:span text:style-name="T16">newsletter </text:span><text:span text:style-name="T15">search engine</text:span></text:p>
            <text:p text:style-name="P89">New York, NY USA and remote</text:p>
            <text:p text:style-name="P100"><text:span text:style-name="T50">Notablist indexes millions of email newsletters from hundreds of thousands of publishers and provides </text:span><text:span text:style-name="T51">both a search interface </text:span><text:span text:style-name="T50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7">Backend p</text:span><text:span text:style-name="T53">rototyping in Python</text:span>:</text:p>
            <text:list xml:id="list3768875686386352454" text:style-name="L3">
              <text:list-item>
                <text:p text:style-name="P105"><text:span text:style-name="T37">Classified signup responses and mapped form inputs </text:span>using numpy/scipy/scikit-learn</text:p>
              </text:list-item>
            </text:list>
            <text:p text:style-name="P68"><text:span text:style-name="T57">Backend p</text:span><text:span text:style-name="T53">roduction rewrite in Java</text:span>:</text:p>
            <text:list xml:id="list151321532957058" text:continue-numbering="true" text:style-name="L3">
              <text:list-item>
                <text:p text:style-name="P108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08"><text:span text:style-name="T35">Implemented </text:span>Guice-injected Java <text:span text:style-name="T44">micro-</text:span>service<text:span text:style-name="T35">s </text:span>that encapsulated MongoDB collections; ElasticSearch indices; <text:span text:style-name="T45">Redis databases; S3 buckets; </text:span>screenshotting <text:span text:style-name="T35">and signups </text:span>with Selenium; <text:span text:style-name="T45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09">Designed and implemented <text:span text:style-name="T47">a scalable distributed system</text:span> for <text:span text:style-name="T46">processing</text:span> Common Crawl WARC records and submitting newsletter signups</text:p>
              </text:list-item>
              <text:list-item>
                <text:p text:style-name="P110"><text:span text:style-name="T42">Created</text:span> <text:span text:style-name="T43">administrative</text:span> user interface in Vaadin</text:p>
              </text:list-item>
              <text:list-item>
                <text:p text:style-name="P115">Set up Jenkins continuous integration</text:p>
              </text:list-item>
              <text:list-item>
                <text:p text:style-name="P111"><text:span text:style-name="T86">Deployed with </text:span>Docker+Compose on real hardware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1">Full-time then part-time</text:p>
          </table:table-cell>
          <table:table-cell table:style-name="WorkExperience.A1" office:value-type="string">
            <text:p text:style-name="P94"><text:span text:style-name="T13">Full-stack development of the </text:span><text:a xlink:type="simple" xlink:href="http://terascript.com/" text:style-name="Internet_20_link" text:visited-style-name="Visited_20_Internet_20_Link"><text:span text:style-name="T12">TeraScript</text:span></text:a><text:span text:style-name="T11"> </text:span>web application server</text:p>
            <text:p text:style-name="P82">Tronics Software LLC / Stirling, NJ USA <text:span text:style-name="T36">and remote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pan text:style-name="T52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7"><text:span text:style-name="T53">TeraScript </text:span><text:span text:style-name="T54">Server </text:span><text:span text:style-name="T53">8</text:span>:</text:p>
            <text:p text:style-name="P62">Rewrote TeraScript 7 in Java <text:span text:style-name="T33">7 and 8</text:span> while maintaining strict backwards compatibility:</text:p>
            <text:list xml:id="list151319821282094" text:continue-numbering="true" text:style-name="L3">
              <text:list-item>
                <text:p text:style-name="P112">ANTLRv4-based compilers for <text:span text:style-name="T49">TML</text:span> and associated little languages</text:p>
              </text:list-item>
              <text:list-item>
                <text:p text:style-name="P112">Tree interpreters for TML, <text:span text:style-name="T49">TAF, and TCF</text:span></text:p>
              </text:list-item>
              <text:list-item>
                <text:p text:style-name="P114">Versioned OSGi <text:span text:style-name="T25">bundles with Maven and Apache Felix</text:span></text:p>
              </text:list-item>
              <text:list-item>
                <text:p text:style-name="P113">Library of standard functions, <text:span text:style-name="T26">primitive types, and collections</text:span> with extensive unit tests</text:p>
              </text:list-item>
            </text:list>
            <text:p text:style-name="P75"><text:span text:style-name="T53">TeraScript </text:span><text:span text:style-name="T54">Server </text:span><text:span text:style-name="T53">7</text:span> (formerly Witango <text:span text:style-name="T27">Server</text:span>):</text:p>
            <text:p text:style-name="P53">Reorganized, cleaned up, and modernized a 17-year-old C++ code base and addressed numerous bugs and feature requests for the server's first major release in over two years; <text:span text:style-name="T30">now in maintenance releases</text:span></text:p>
            <text:p text:style-name="P53">Eliminated diverging platform-specific build systems (on Win32, Linux, and OS X) in favor of CMake and ported the code base to Win64 using Visual C++ 2012</text:p>
            <text:p text:style-name="P53">Designed and implemented a SQL generator that visits dialect-specific trees of SQL-99 constructs</text:p>
            <text:p text:style-name="P63"><text:span text:style-name="T55">TeraScribe 8</text:span>:</text:p>
            <text:p text:style-name="P54">Reorganized <text:span text:style-name="T48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4"><text:span text:style-name="T56">Subcontracting</text:span>:</text:p>
            <text:p text:style-name="P55"><text:span text:style-name="T65">Cross-platform (Android, iOS, Windows) mobile app development with Xamarin Forms and C#</text:span> 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70"/>
          </table:table-cell>
        </table:table-row>
        <table:table-row>
          <table:table-cell table:style-name="WorkExperience.A1" office:value-type="string">
            <text:p text:style-name="P46"><text:span text:style-name="T58">4</text:span>/201<text:span text:style-name="T66">7</text:span> – <text:span text:style-name="T66">5</text:span>/201<text:span text:style-name="T66">7</text:span></text:p>
            <text:p text:style-name="P39">Part-time</text:p>
          </table:table-cell>
          <table:table-cell table:style-name="WorkExperience.A1" office:value-type="string">
            <text:p text:style-name="P69">Drug name comparison project</text:p>
            <text:p text:style-name="P58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60">Implemented Kondrak‘s phonetic alignment and similarity algorithm (ALINE) <text:span text:style-name="T67">and a bigram-based orthographic algorithm (BI-SIM) </text:span>as a PostgreSQL C extension</text:p>
            <text:p text:style-name="P56">Created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5"><text:span text:style-name="T58">4</text:span>/2014 – <text:span text:style-name="T59">7</text:span>/2014</text:p>
            <text:p text:style-name="P30">Part-time</text:p>
          </table:table-cell>
          <table:table-cell table:style-name="WorkExperience.A1" office:value-type="string">
            <text:p text:style-name="P70"><text:span text:style-name="T6">Application </text:span><text:span text:style-name="T5">development for </text:span><text:span text:style-name="T6">the </text:span><text:a xlink:type="simple" xlink:href="http://muninn-project.org/" text:style-name="Internet_20_link" text:visited-style-name="Visited_20_Internet_20_Link"><text:span text:style-name="T21">Muninn Project</text:span></text:a><text:span text:style-name="T20"> </text:span><text:span text:style-name="T21">under contract to the Library and Archives Canada</text:span></text:p>
            <text:p text:style-name="P58">PSW Applied Research Inc. / Toronto, <text:span text:style-name="T61">ON</text:span> and remote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66">Created a command-line <text:span text:style-name="T60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0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ext:soft-page-break/>
        <table:table-row table:style-name="WorkExperience.19"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44">3/2013 – 7/2013</text:p>
            <text:p text:style-name="P29"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2">Txtmrkt</text:span></text:a><text:span text:style-name="T11">, a marketplace for digital publications</text:span></text:p>
            <text:p text:style-name="P57">Txtmrkt LLC / New York, NY USA <text:span text:style-name="T58">and remote</text:span></text:p>
          </table:table-cell>
        </table:table-row>
        <table:table-row>
          <table:table-cell table:style-name="WorkExperience.A1" office:value-type="string">
            <text:p text:style-name="P21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7">micro</text:span>services backed by Amazon S3</text:p>
            <text:p text:style-name="P84">Authenticated and authorized users with Shiro</text:p>
            <text:p text:style-name="P67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62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2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52">Designed an agent (Python) and manager (Java with Spring Security+MVC and Guice) architecture for gathering, storing, and querying time series data and metadata</text:p>
            <text:list xml:id="list3558311014651160235" text:style-name="L4">
              <text:list-header>
                <text:p text:style-name="P107">Implemented time series databases from scratch using relational tables and memory-mapped files</text:p>
                <text:p text:style-name="P106">Wrote RFC 3986 grammar-based URL and URN parsers using Ragel (Java) and pyparsing (Python)</text:p>
                <text:p text:style-name="P106">Generated service interfaces in Java and Python with custom Protocol Buffers compiler plugins</text:p>
              </text:list-header>
            </text:list>
            <text:p text:style-name="P61">Coded agent plugins in Java and Python for discovering and fetching metric metadata and data:</text:p>
            <text:list xml:id="list151321496503287" text:continue-numbering="true" text:style-name="L4">
              <text:list-item>
                <text:p text:style-name="P116">Open source monitoring systems: Nagios, Ganglia, collectl, Graphite</text:p>
              </text:list-item>
              <text:list-item>
                <text:p text:style-name="P116">Open source server software: Apache httpd, nginx, MySQL, memcached, MongoDB, JMX</text:p>
              </text:list-item>
              <text:list-item>
                <text:p text:style-name="P116">Platform interfaces: procfs, sysctl, WMI, SNMP</text:p>
              </text:list-item>
              <text:list-item>
                <text:p text:style-name="P116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1">Implemented a client-side user interface with the Google Web Toolkit, starting from wireframes:</text:p>
            <text:list xml:id="list151319815227322" text:continue-numbering="true" text:style-name="L4">
              <text:list-item>
                <text:p text:style-name="P116">Architectural best practices: Model-View-Presenter; event bus; activities and places</text:p>
              </text:list-item>
              <text:list-item>
                <text:p text:style-name="P116">Custom widgets: date time range picker, cell table pager, search box, selection tree</text:p>
              </text:list-item>
              <text:list-item>
                <text:p text:style-name="P11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3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7">Birchbox</text:span></text:a>, a personalized subscription service for women's cosmetics samples</text:p>
            <text:p text:style-name="P81"><text:span text:style-name="T2">Birchbox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4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7">Chartbeat</text:span></text:a>, a real-time web analytics software-as-a-service provider</text:p>
            <text:p text:style-name="P81"><text:span text:style-name="T2">Chartbeat Inc.</text:span> / <text:span text:style-name="T2">New York, NY, USA</text:span></text:p>
          </table:table-cell>
        </table:table-row>
        <table:table-row>
          <table:table-cell table:style-name="WorkExperience.A1" office:value-type="string">
            <text:p text:style-name="P25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6"/>
          </table:table-cell>
          <table:table-cell table:style-name="WorkExperience.A1" office:value-type="string">
            <text:p text:style-name="P16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5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7">X10</text:span></text:a>, a type-safe, parallel object-oriented language for high-productivity computing</text:p>
            <text:p text:style-name="P81"><text:span text:style-name="T2">IBM Research /</text:span> <text:span text:style-name="T2">Hawthorne, NY, USA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50">Designed, implemented, <text:s/>tested, and documented a new low-overhead, buffer-based file library for X10:</text:p>
            <text:list xml:id="list151320756098885" text:continue-numbering="true" text:style-name="L4">
              <text:list-item>
                <text:p text:style-name="P120">inspired by POSIX, FUSE, Boost.Filesystem, and Java NIO.2</text:p>
              </text:list-item>
              <text:list-item>
                <text:p text:style-name="P120">X10 and native code for the Java and C++ source-to-source compilation backends</text:p>
              </text:list-item>
              <text:list-item>
                <text:p text:style-name="P120">Scatter/gather I/O, aligned buffers, memory-mapped files, advisory locking</text:p>
                <text:p text:style-name="P119">Microbenchmarked the X10 runtime</text:p>
              </text:list-item>
            </text:list>
          </table:table-cell>
        </table:table-row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ext:soft-page-break/>
        <table:table-row table:style-name="WorkExperience.34"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7">LXFS</text:span></text:a>: fast and reliable data storage for High-Performance Computing clusters</text:p>
            <text:p text:style-name="P81"><text:span text:style-name="T2">NEC High Performance Computing Europe</text:span> / <text:span text:style-name="T2">Stuttgart, Germany</text:span>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50">Wrote Python and bash scripts for configuring, deploying, and administrating LXFS installations:</text:p>
            <text:list xml:id="list3874439988032309145" text:style-name="L5">
              <text:list-item>
                <text:p text:style-name="P121">Lustre and lnet configuration (MGS, MDS, OSS, clients)</text:p>
              </text:list-item>
              <text:list-item>
                <text:p text:style-name="P121">Redundant NFS exports</text:p>
              </text:list-item>
              <text:list-item>
                <text:p text:style-name="P121">Nagios, Ganglia, and collectl monitoring</text:p>
              </text:list-item>
              <text:list-item>
                <text:p text:style-name="P121">Heartbeat/Linux-HA services for failover</text:p>
              </text:list-item>
              <text:list-item>
                <text:p text:style-name="P121">Promise RAID devices</text:p>
              </text:list-item>
              <text:list-item>
                <text:p text:style-name="P121">Network interfaces (Infiniband, bonded Ethernet)</text:p>
                <text:p text:style-name="P123">Finished two major LXFS releases, used in numerous deployments</text:p>
                <text:p text:style-name="P117">Debugged and resolved issues in production parallel file system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7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0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8">Activities</text:p>
          </table:table-cell>
          <table:table-cell table:style-name="WorkExperience.A1" office:value-type="string">
            <text:p text:style-name="P50">Designed, implemented, and tested the XtreemFS userspace client:</text:p>
            <text:list xml:id="list6274317513924743896" text:style-name="L6">
              <text:list-item>
                <text:p text:style-name="P122">FUSE and Dokan (Windows FUSE-like library) interfaces</text:p>
              </text:list-item>
              <text:list-item>
                <text:p text:style-name="P122">Multiple pipelined ONC-RPC streams to a a single server</text:p>
              </text:list-item>
              <text:list-item>
                <text:p text:style-name="P122">Staged, event-driven concurrency for robust performance under load</text:p>
              </text:list-item>
              <text:list-item>
                <text:p text:style-name="P122">Close-to-open file caching with per-file page sizes</text:p>
              </text:list-item>
              <text:list-item>
                <text:p text:style-name="P122">Automatic failover between file replicas on timeout</text:p>
              </text:list-item>
              <text:list-item>
                <text:p text:style-name="P122">Heavily benchmarked under different I/O loads (iobench, dbench, metadata benchmarks)</text:p>
                <text:p text:style-name="P124">Finished two major XtreemFS releases, both used in production</text:p>
                <text:p text:style-name="P11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7">2/2014 – 4/2014</text:p>
          </table:table-cell>
          <table:table-cell table:style-name="Table2.B5" office:value-type="string">
            <text:p text:style-name="P91"><text:span text:style-name="T31">Two sections of </text:span>„<text:span text:style-name="T24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7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9">2002 – 2004</text:p>
          </table:table-cell>
          <table:table-cell table:style-name="Table2.B5" office:value-type="string">
            <text:p text:style-name="P95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9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8">1/2002 – 3/2002</text:p>
          </table:table-cell>
          <table:table-cell table:style-name="Table2.B6" office:value-type="string">
            <text:p text:style-name="P92">Mathematics <text:span text:style-name="T32">tutoring</text:span> for 6th and 7th graders</text:p>
            <text:p text:style-name="P92">Tulsa Public Schools / Tulsa, OK USA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4T15:13:19.332000000</dc:date>
    <meta:editing-duration>P1DT5H8M47S</meta:editing-duration>
    <meta:editing-cycles>809</meta:editing-cycles>
    <meta:generator>LibreOffice/5.1.4.2$Windows_x86 LibreOffice_project/f99d75f39f1c57ebdd7ffc5f42867c12031db97a</meta:generator>
    <dc:title>Minor E. Gordon, Ph.D. - Curriculum Vitae</dc:title>
    <meta:document-statistic meta:table-count="5" meta:image-count="0" meta:object-count="0" meta:page-count="4" meta:paragraph-count="184" meta:word-count="1493" meta:character-count="10661" meta:non-whitespace-character-count="9374"/>
  </office:meta>
</office:document-meta>
</file>